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ato Light" officeooo:rsid="000e7e3d" officeooo:paragraph-rsid="000e7e3d"/>
    </style:style>
    <style:style style:name="P2" style:family="paragraph" style:parent-style-name="Standard" style:list-style-name="L1">
      <style:text-properties style:font-name="Lato Light" officeooo:rsid="000e7e3d" officeooo:paragraph-rsid="000e7e3d"/>
    </style:style>
    <style:style style:name="P3" style:family="paragraph" style:parent-style-name="Standard" style:list-style-name="L3">
      <style:text-properties style:font-name="Lato Light" officeooo:rsid="000e7e3d" officeooo:paragraph-rsid="000e7e3d"/>
    </style:style>
    <style:style style:name="P4" style:family="paragraph" style:parent-style-name="Standard" style:list-style-name="L2">
      <style:text-properties style:font-name="Lato Light" officeooo:rsid="000e7e3d" officeooo:paragraph-rsid="000e7e3d"/>
    </style:style>
    <style:style style:name="P5" style:family="paragraph" style:parent-style-name="Standard" style:list-style-name="L1">
      <style:text-properties style:font-name="Lato Light" officeooo:rsid="00101714" officeooo:paragraph-rsid="00101714"/>
    </style:style>
    <style:style style:name="P6" style:family="paragraph" style:parent-style-name="Standard" style:list-style-name="L3">
      <style:text-properties style:font-name="Lato Light" officeooo:rsid="00101714" officeooo:paragraph-rsid="00101714"/>
    </style:style>
    <style:style style:name="P7" style:family="paragraph" style:parent-style-name="Standard">
      <style:text-properties style:font-name="Lato Light" fo:font-weight="bold" officeooo:rsid="000e7e3d" officeooo:paragraph-rsid="000e7e3d" style:font-weight-asian="bold" style:font-weight-complex="bold"/>
    </style:style>
    <style:style style:name="P8" style:family="paragraph" style:parent-style-name="Standard" style:list-style-name="L4">
      <style:text-properties style:font-name="Lato Light" fo:font-weight="normal" officeooo:rsid="00101714" officeooo:paragraph-rsid="00101714" style:font-weight-asian="normal" style:font-weight-complex="normal"/>
    </style:style>
    <style:style style:name="P9" style:family="paragraph" style:parent-style-name="Standard" style:list-style-name="L1">
      <style:text-properties style:font-name="Lato Light" style:text-underline-style="none" officeooo:rsid="0011a70b" officeooo:paragraph-rsid="0011a70b"/>
    </style:style>
    <style:style style:name="P10" style:family="paragraph" style:parent-style-name="Standard" style:list-style-name="L3">
      <style:text-properties style:font-name="Lato Light" officeooo:rsid="0012ff72" officeooo:paragraph-rsid="0012ff7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01714" style:font-style-asian="normal" style:font-style-complex="normal"/>
    </style:style>
    <style:style style:name="T4" style:family="text">
      <style:text-properties fo:font-style="normal" officeooo:rsid="0011a70b" style:font-style-asian="normal" style:font-style-complex="normal"/>
    </style:style>
    <style:style style:name="T5" style:family="text">
      <style:text-properties fo:font-style="normal" officeooo:rsid="0012ff72"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officeooo:rsid="00101714"/>
    </style:style>
    <style:style style:name="T8" style:family="text">
      <style:text-properties style:text-underline-style="solid" style:text-underline-width="auto" style:text-underline-color="font-color"/>
    </style:style>
    <style:style style:name="T9" style:family="text">
      <style:text-properties officeooo:rsid="0011a70b"/>
    </style:style>
    <style:style style:name="T10" style:family="text">
      <style:text-properties officeooo:rsid="0012ff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eneral tasks to get done this week:</text:p>
      <text:list xml:id="list3061516071899688191" text:style-name="L1">
        <text:list-item>
          <text:p text:style-name="P2"><text:span text:style-name="T1">IMPORTANT</text:span>: rebase Navi's branch with master <text:span text:style-name="T7">ASAP</text:span> – there are model changes that the branch will need to work, <text:span text:style-name="T7">otherwise it won't run properly</text:span>. <text:span text:style-name="T8">* see note</text:span></text:p>
        </text:list-item>
        <text:list-item>
          <text:p text:style-name="P2"><text:span text:style-name="T9">(#176) </text:span>Hide edit/delete buttons for non-permissioned users, using the IFPERM tag <text:span text:style-name="T7">(see lines 84-96 of server/HtmlRenderer for documentation [don't edit this file], and constants/P for permission names)</text:span> (Ainur)</text:p>
        </text:list-item>
        <text:list-item>
          <text:p text:style-name="P2"><text:span text:style-name="T9">(#154) </text:span>Update “new booking” page to week-view only (Navi)</text:p>
        </text:list-item>
        <text:list-item>
          <text:p text:style-name="P2"><text:span text:style-name="T9">(#191) </text:span>Create A<text:span text:style-name="T7">JAX </text:span>route <text:span text:style-name="T7">for</text:span> unavailable periods for booking page (Kristin, <text:span text:style-name="T7">+ Ainur to help if needed</text:span>) <text:span text:style-name="T6">** see note</text:span></text:p>
        </text:list-item>
        <text:list-item>
          <text:p text:style-name="P2"><text:span text:style-name="T9">(#155) </text:span>Display unavailable periods on booking page (Navi <text:span text:style-name="T7">+</text:span> George <text:span text:style-name="T7">+ </text:span>Fares) <text:span text:style-name="T6">** see note</text:span></text:p>
        </text:list-item>
        <text:list-item>
          <text:p text:style-name="P2"><text:span text:style-name="T9">(#192) </text:span>Update the Staff “isAvailable” method to accommodate the new booking model (Kristin)</text:p>
        </text:list-item>
        <text:list-item>
          <text:p text:style-name="P5"><text:span text:style-name="T9">(#157) </text:span>Finish full implementation of all password-related features, keeping the code as neat and DRY as possible (make use of the utils classes, if you haven't done so already; you'll need to check implementation in CRUD route for staff creation and CRUD route for change password) (Mus)</text:p>
        </text:list-item>
        <text:list-item>
          <text:p text:style-name="P5"><text:span text:style-name="T9">(#193) </text:span>Unit tests for all password/staff features (permissions, password changes, etc. – <text:span text:style-name="T9">some of this is already done, afaik</text:span>) (Mus + Danial)</text:p>
        </text:list-item>
        <text:list-item>
          <text:p text:style-name="P5"><text:span text:style-name="T9">(#151) </text:span>Change password reminders (Fares) <text:span text:style-name="T8">*** see note</text:span></text:p>
        </text:list-item>
        <text:list-item>
          <text:p text:style-name="P9">(#123 &amp; #124) Page title and loading indicator in the web view (Mus or Danial, whoever is less busy/wants these jobs)</text:p>
        </text:list-item>
        <text:list-item>
          <text:p text:style-name="P9">Liaise with the client to arrange a demo meeting some time next week (Kristin or Fares)</text:p>
        </text:list-item>
      </text:list>
      <text:p text:style-name="P1"/>
      <text:p text:style-name="P7">* Rebasing:</text:p>
      <text:list xml:id="list6113937009192768743" text:style-name="L3">
        <text:list-item>
          <text:p text:style-name="P10">Commit everything that's edited</text:p>
        </text:list-item>
        <text:list-item>
          <text:p text:style-name="P3">git checkout master <text:span text:style-name="T10">&amp;&amp; g</text:span>it pull</text:p>
        </text:list-item>
        <text:list-item>
          <text:p text:style-name="P3">git checkout NAVIS-BRANCH</text:p>
        </text:list-item>
        <text:list-item>
          <text:p text:style-name="P3">git rebase master</text:p>
        </text:list-item>
        <text:list-item>
          <text:p text:style-name="P6">At this point you will most probably get merge conflicts. <text:span text:style-name="T9">S</text:span>hould be easy to sort out, and the error messages tell you where the problem is. The easiest way to fix them is to open up IntelliJ and look at the files that are changed – go into each one, fix the conflict, then run...</text:p>
        </text:list-item>
        <text:list-item>
          <text:p text:style-name="P6">git rebase --continue</text:p>
        </text:list-item>
      </text:list>
      <text:p text:style-name="P1"/>
      <text:p text:style-name="P7">** Things to do on Tuesday <text:span text:style-name="T7">for this task</text:span>:</text:p>
      <text:list xml:id="list913391388942906900" text:style-name="L2">
        <text:list-item>
          <text:p text:style-name="P4">Navi, George, Kristin and Fares to agree on a JSON data format for querying unavailable periods. The endpoint should take <text:span text:style-name="T1">in</text:span><text:span text:style-name="T2"> the therapy ID and start/end dates, and give </text:span><text:span text:style-name="T1">out</text:span><text:span text:style-name="T2"> a list of slots that are unavailable in that period.</text:span></text:p>
        </text:list-item>
        <text:list-item>
          <text:p text:style-name="P4"><text:span text:style-name="T2">Kristin to create a “dummy” version of the endpoint that returns some static data, in the above format, for any week. This will allow </text:span><text:span text:style-name="T5">points</text:span><text:span text:style-name="T2"> 3 and 4 to happen at the same time:</text:span></text:p>
        </text:list-item>
        <text:list-item>
          <text:p text:style-name="P4"><text:span text:style-name="T2">George, Navi and Fares to start work on sending an AJAX query to the endpoint for each week in the calendar </text:span><text:span text:style-name="T4">(</text:span><text:span text:style-name="T2">as it is displayed</text:span><text:span text:style-name="T4">)</text:span><text:span text:style-name="T2">, then displaying the returned </text:span><text:span text:style-name="T4">unavailable</text:span><text:span text:style-name="T2"> periods on the calendar.</text:span></text:p>
        </text:list-item>
        <text:list-item>
          <text:p text:style-name="P4"><text:span text:style-name="T2">Kristin to start work on the actual endpoint, that will take in the details above and return the desired output, based on camera availability and staff availability.</text:span></text:p>
        </text:list-item>
      </text:list>
      <text:p text:style-name="P1"/>
      <text:p text:style-name="P7"><text:span text:style-name="T2">*** </text:span><text:span text:style-name="T3">Notes for Fares:</text:span></text:p>
      <text:list xml:id="list794880638674591206" text:style-name="L4">
        <text:list-item>
          <text:p text:style-name="P8"><text:span text:style-name="T2">I've given you this job </text:span><text:span text:style-name="T1">and</text:span><text:span text:style-name="T2"> the booking page work because I want George and Navi to take the lead on that job; you're just there to help join up the front/back end if needed, and to help with jQuery/AJAX if needed.</text:span></text:p>
        </text:list-item>
        <text:list-item>
          <text:p text:style-name="P8"><text:span text:style-name="T2">For this, you'll probably need to do some work in the prepareToHandle() method (</text:span><text:span text:style-name="T5">this is in </text:span><text:span text:style-name="T2">routes/DefaultRoute) that checks how long since the password was changed and sets some fields that can then be picked up in _header.html to display the necessary warnings.</text:span></text:p>
        </text:list-item>
        <text:list-item>
          <text:p text:style-name="P8"><text:span text:style-name="T2">When the 90 day limit is exceeded, they should be blocked from going anywhere except the profile page to change their PW. Again, you can probably implement this in the prepareToHandle() method, but feel free to do it elsewhere if you think that would be better.</text:span></text:p>
        </text:list-item>
        <text:list-item>
          <text:p text:style-name="P8"><text:span text:style-name="T2">Store the warning periods (83 days/90 days) as constants in the constants/C fi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09:21:18.773438237</meta:creation-date>
    <dc:date>2015-03-09T10:07:03.683952048</dc:date>
    <meta:editing-duration>PT13M43S</meta:editing-duration>
    <meta:editing-cycles>2</meta:editing-cycles>
    <meta:generator>LibreOffice/4.2.7.2$Linux_X86_64 LibreOffice_project/420m0$Build-2</meta:generator>
    <meta:document-statistic meta:table-count="0" meta:image-count="0" meta:object-count="0" meta:page-count="1" meta:paragraph-count="29" meta:word-count="624" meta:character-count="3520" meta:non-whitespace-character-count="2948"/>
  </office:meta>
</office:document-meta>
</file>